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40pt" officeooo:rsid="000dbb26" officeooo:paragraph-rsid="000dbb26" style:font-size-asian="40pt" style:font-size-complex="40pt"/>
    </style:style>
    <style:style style:name="P2" style:family="paragraph" style:parent-style-name="Standard">
      <style:text-properties style:font-name="Ubuntu" fo:font-size="24pt" officeooo:rsid="000e1d56" officeooo:paragraph-rsid="000dbb26" style:font-size-asian="21pt" style:font-size-complex="24pt"/>
    </style:style>
    <style:style style:name="P3" style:family="paragraph" style:parent-style-name="Standard">
      <style:text-properties style:font-name="Ubuntu" fo:font-size="24pt" officeooo:rsid="000e1d56" officeooo:paragraph-rsid="000e1d56" style:font-size-asian="21pt" style:font-size-complex="24pt"/>
    </style:style>
    <style:style style:name="T1" style:family="text">
      <style:text-properties officeooo:rsid="000e1d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5 : <text:span text:style-name="T1">Ecrire un programme C qui :</text:span></text:p>
      <text:p text:style-name="P2"/>
      <text:p text:style-name="P3">1) Permette une saisie du numéro du mois : 1 → 12</text:p>
      <text:p text:style-name="P3">2) donne le nombre de jours d'un mois</text:p>
      <text:p text:style-name="P3">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en </meta:initial-creator>
    <meta:creation-date>2014-09-22T14:01:09.220247160</meta:creation-date>
    <dc:date>2014-09-22T14:05:05.289626812</dc:date>
    <dc:creator>isen </dc:creator>
    <meta:editing-duration>PT3M1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4" meta:word-count="29" meta:character-count="121" meta:non-whitespace-character-count="96"/>
  </office:meta>
</office:document-meta>
</file>